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This is a test ODT document.</text:p>
      <text:p>Second paragraph in OD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5-11-18T19:42:17</dc:date>
    <meta:editing-cycles>2</meta:editing-cycles>
    <meta:editing-duration>PT0.008S</meta:editing-duration>
    <meta:creation-date>2025-11-18T19:42:17</meta:creation-date>
  </office:meta>
</office:document-meta>
</file>